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4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9.763cm"/>
    </style:style>
    <style:style style:name="pr7" style:family="presentation" style:parent-style-name="Padrão-subtitle">
      <style:graphic-properties draw:fill-color="#ffffff" fo:min-height="19.563cm"/>
    </style:style>
    <style:style style:name="pr8" style:family="presentation" style:parent-style-name="Padrão-subtitle">
      <style:graphic-properties draw:fill-color="#ffffff" fo:min-height="18.963cm"/>
    </style:style>
    <style:style style:name="pr9" style:family="presentation" style:parent-style-name="Padrão-subtitle">
      <style:graphic-properties draw:fill-color="#ffffff" fo:min-height="18.763cm"/>
    </style:style>
    <style:style style:name="P1" style:family="paragraph">
      <loext:graphic-properties draw:fill-color="#ffffff"/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Ele veio</text:span></text:p>
            <text:p><text:span text:style-name="T2">Shirley Carvalha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9.4cm" svg:x="1.6cm" svg:y="0.8cm" presentation:class="subtitle" presentation:user-transformed="true">
          <draw:text-box>
            <text:p><text:span text:style-name="T3">Quem pediu pra Deus curar, </text:span></text:p>
            <text:p><text:span text:style-name="T3">quem pediu para Deus renovar,</text:span></text:p>
            <text:p><text:span text:style-name="T3">Se prepare,se prepare </text:span></text:p>
            <text:p><text:span text:style-name="T3">ele já ouviu o teu clamor,</text:span></text:p>
            <text:p><text:span text:style-name="T3">E não mandou ninguém</text:span></text:p>
            <text:p><text:span text:style-name="T3">pra lhe representar,</text:span></text:p>
            <text:p><text:span text:style-name="T3"><text:s/></text:span><text:span text:style-name="T3">ele mesmo veio </text:span></text:p>
            <text:p><text:span text:style-name="T3">É real sua presença</text:span></text:p>
            <text:p><text:span text:style-name="T3">aqui neste l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3" draw:layer="layout" svg:width="25.199cm" svg:height="19.163cm" svg:x="1.4cm" svg:y="1.2cm" presentation:class="subtitle" presentation:user-transformed="true">
          <draw:text-box>
            <text:p><text:span text:style-name="T3">Quando ele chega, a doença não aguenta vai embora </text:span></text:p>
            <text:p><text:span text:style-name="T3">Quando ele chega, a situação muda na mesma hora </text:span></text:p>
            <text:p><text:span text:style-name="T3">Quando ele chega, quando ele chega, ele já chegou 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3" draw:layer="layout" svg:width="25.199cm" svg:height="19.763cm" svg:x="1.4cm" svg:y="0.837cm" presentation:class="subtitle" presentation:user-transformed="true">
          <draw:text-box>
            <text:p><text:span text:style-name="T3">Quem pediu pra ser renovado, </text:span></text:p>
            <text:p><text:span text:style-name="T3">Seja renovado agora,</text:span></text:p>
            <text:p><text:span text:style-name="T3">Quem pediu pra ser curado, </text:span></text:p>
            <text:p><text:span text:style-name="T3">seja curado agora</text:span></text:p>
            <text:p><text:span text:style-name="T3">Quem pediu transformado, </text:span></text:p>
            <text:p><text:span text:style-name="T3">se prepare, se prepare,</text:span></text:p>
            <text:p><text:span text:style-name="T3">porque 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6" draw:text-style-name="P2" draw:layer="layout" svg:width="25.199cm" svg:height="19.763cm" svg:x="1.4cm" svg:y="0.837cm" presentation:class="subtitle" presentation:user-transformed="true">
          <draw:text-box>
            <text:p><text:span text:style-name="T3">Ele veio, saltando pelos montes,</text:span></text:p>
            <text:p><text:span text:style-name="T3">Ele veio, sinta ele aqui,</text:span></text:p>
            <text:p><text:span text:style-name="T3">Ele veio, trazendo a vitória, </text:span></text:p>
            <text:p><text:span text:style-name="T3">Ele veio, Já posso sentir,</text:span></text:p>
            <text:p><text:span text:style-name="T3">Ele veio, Saltando pelos montes,</text:span></text:p>
            <text:p><text:span text:style-name="T3">Ele veio, sinta ele aqui,</text:span></text:p>
            <text:p><text:span text:style-name="T3">Ele veio, trazendo a vitória,</text:span></text:p>
            <text:p><text:span text:style-name="T3">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<text:span text:style-name="T3">Levante a sua mão, </text:span></text:p>
            <text:p><text:span text:style-name="T3">Você esta sendo curado</text:span></text:p>
            <text:p><text:span text:style-name="T3">Você está sendo renovado, </text:span></text:p>
            <text:p><text:span text:style-name="T3">Porque 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<text:span text:style-name="T3">Quando ele chega, a doença não aguenta vai embora </text:span></text:p>
            <text:p><text:span text:style-name="T3">Quando ele chega, a situação muda na mesma hora </text:span></text:p>
            <text:p><text:span text:style-name="T3">Quando ele chega, quando ele chega, ele já chegou 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<text:span text:style-name="T3">Quem pediu pra ser renovado, </text:span></text:p>
            <text:p><text:span text:style-name="T3">Seja renovado agora,</text:span></text:p>
            <text:p><text:span text:style-name="T3">Quem pediu pra ser curado, </text:span></text:p>
            <text:p><text:span text:style-name="T3">seja curado agora</text:span></text:p>
            <text:p><text:span text:style-name="T3">Quem pediu pra ser transformado, </text:span></text:p>
            <text:p><text:span text:style-name="T3">se prepare, se prepare, porque 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8" draw:text-style-name="P3" draw:layer="layout" svg:width="25.199cm" svg:height="18.963cm" svg:x="1.4cm" svg:y="0.837cm" presentation:class="subtitle" presentation:user-transformed="true">
          <draw:text-box>
            <text:p><text:span text:style-name="T3">Ele veio, saltando pelos montes,</text:span></text:p>
            <text:p><text:span text:style-name="T3">Ele veio, sinta ele aqui,</text:span></text:p>
            <text:p><text:span text:style-name="T3">Ele veio, trazendo a vitória, </text:span></text:p>
            <text:p><text:span text:style-name="T3">Ele veio, Já posso sentir,</text:span></text:p>
            <text:p><text:span text:style-name="T3">Ele veio, Saltando pelos montes,</text:span></text:p>
            <text:p><text:span text:style-name="T3">Ele veio, sinta ele aqui,</text:span></text:p>
            <text:p><text:span text:style-name="T3">Ele veio, trazendo a vitória,</text:span></text:p>
            <text:p><text:span text:style-name="T3">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3" draw:layer="layout" svg:width="25.199cm" svg:height="19.163cm" svg:x="1.4cm" svg:y="0.837cm" presentation:class="subtitle" presentation:user-transformed="true">
          <draw:text-box>
            <text:p><text:span text:style-name="T3">Levante a sua mão, </text:span></text:p>
            <text:p><text:span text:style-name="T3">Você esta sendo curado</text:span></text:p>
            <text:p><text:span text:style-name="T3">Você está sendo renovado, </text:span></text:p>
            <text:p><text:span text:style-name="T3">Você está sendo batizado,</text:span></text:p>
            <text:p><text:span text:style-name="T3">Você esta sendo tocado,</text:span></text:p>
            <text:p><text:span text:style-name="T3">Você esta sendo renovad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8" draw:text-style-name="P3" draw:layer="layout" svg:width="25.199cm" svg:height="18.963cm" svg:x="1.4cm" svg:y="0.837cm" presentation:class="subtitle" presentation:user-transformed="true">
          <draw:text-box>
            <text:p><text:span text:style-name="T3">Ele está aqui,</text:span></text:p>
            <text:p><text:span text:style-name="T3">Ele esta aí,</text:span></text:p>
            <text:p><text:span text:style-name="T3">Ele já chego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9" draw:text-style-name="P3" draw:layer="layout" svg:width="25.199cm" svg:height="18.763cm" svg:x="1.4cm" svg:y="0.837cm" presentation:class="subtitle" presentation:user-transformed="true">
          <draw:text-box>
            <text:p><text:span text:style-name="T3">Você está sendo curado,</text:span></text:p>
            <text:p><text:span text:style-name="T3">Você está sendo renovado,</text:span></text:p>
            <text:p><text:span text:style-name="T3">Você está sendo batizado, </text:span></text:p>
            <text:p><text:span text:style-name="T3">Sinta ele aí irm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8" draw:text-style-name="P3" draw:layer="layout" svg:width="25.199cm" svg:height="18.963cm" svg:x="1.4cm" svg:y="0.837cm" presentation:class="subtitle" presentation:user-transformed="true">
          <draw:text-box>
            <text:p><text:span text:style-name="T3">Sinto ele aqui,sinta ele aí, </text:span></text:p>
            <text:p><text:span text:style-name="T3">porque ele veio,</text:span></text:p>
            <text:p><text:span text:style-name="T3">Sinto ele aqui,sinta ele aí,</text:span></text:p>
            <text:p><text:span text:style-name="T3">Porque ele ve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8" draw:text-style-name="P3" draw:layer="layout" svg:width="25.199cm" svg:height="18.963cm" svg:x="1.4cm" svg:y="0.837cm" presentation:class="subtitle" presentation:user-transformed="true">
          <draw:text-box>
            <text:p><text:span text:style-name="T3">Receba a cura, receba o milagre, Receba a unção e a libertação; </text:span></text:p>
            <text:p><text:span text:style-name="T3">Receba a cura, receba o milagre, Receba a unção e a libertação; </text:span></text:p>
            <text:p><text:span text:style-name="T3">Receba a cura, receba o milagre, Receba a unção e a libertação; </text:span></text:p>
            <text:p><text:span text:style-name="T3">Receba a cura, receba o milagre, Receba a unção e a libertaçã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7" draw:text-style-name="P3" draw:layer="layout" svg:width="25.199cm" svg:height="19.563cm" svg:x="1.4cm" svg:y="0.837cm" presentation:class="subtitle" presentation:user-transformed="true">
          <draw:text-box>
            <text:p><text:span text:style-name="T3">Porque ele veio, ele já cheg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5:33:34.908000000</meta:creation-date>
    <dc:date>2017-01-07T12:21:58.102553428</dc:date>
    <meta:editing-duration>PT4M8S</meta:editing-duration>
    <meta:editing-cycles>2</meta:editing-cycles>
    <meta:generator>LibreOffice/5.2.4.2.1$Linux_X86_64 LibreOffice_project/20m0$Build-2</meta:generator>
    <meta:document-statistic meta:object-count="66"/>
  </office:meta>
</office:document-meta>
</file>